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1T17:00:00</dc:date>
          </delta:change-info>
        </delta:change-transaction>
      </delta:tracked-changes>
      <text:h text:outline-level="1" text:style-name="P1">Simple Paragraph Merge</text:h>
      <text:p text:style-name="P2">In this example, the following two paragraphs will be merged by deleting the text between the square brackets.</text:p>
      <text:p text:style-name="P2">This portion will remain. [<delta:merge delta:removal-change-idref="D"><delta:leading-partial-content><text:span text:style-name="T1">This will be deleted</text:span></delta:leading-partial-content><delta:intermediate-content/><delta:trailing-partial-content><text:p text:style-name="P2">This will also be deleted.</text:p></delta:trailing-partial-content></delta:merge>] And this will remain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04T17:31:38</dc:date>
    <meta:creation-date>2010-06-21T17:09:18</meta:creation-date>
    <dc:creator>Tristan Mitchell</dc:creator>
  </office:meta>
</office:document-meta>
</file>